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General3" svg:font-family="STIXGeneral" style:font-pitch="variable"/>
    <style:font-face style:name="STIXGeneral2" svg:font-family="STIXGenera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IXGeneral" svg:font-family="STIXGeneral" style:font-family-generic="roman" style:font-pitch="variable"/>
    <style:font-face style:name="STIXGeneral1" svg:font-family="STIXGeneral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666666" draw:marker-start-width="0.252cm" draw:marker-end-width="0.252cm" draw:fill="solid" draw:fill-color="#ffffff" draw:textarea-horizontal-align="justify" draw:textarea-vertical-align="middle" draw:auto-grow-height="false" fo:min-height="7.592cm" fo:min-width="14.76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666666" draw:marker-start-width="0.252cm" draw:marker-end-width="0.252cm" svg:stroke-opacity="90%" draw:fill="solid" draw:fill-color="#dddddd" draw:textarea-horizontal-align="justify" draw:textarea-vertical-align="middle" draw:auto-grow-height="false" fo:min-height="5.676cm" fo:min-width="11.21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666666" draw:marker-start-width="0.252cm" draw:marker-end-width="0.252cm" svg:stroke-opacity="90%" draw:fill="solid" draw:fill-color="#dddddd" draw:textarea-horizontal-align="justify" draw:textarea-vertical-align="middle" draw:auto-grow-height="false" fo:min-height="5.676cm" fo:min-width="11.831cm" fo:padding-top="0.142cm" fo:padding-bottom="0.142cm" fo:padding-left="0.267cm" fo:padding-right="0.267cm"/>
    </style:style>
    <style:style style:name="gr4" style:family="graphic" style:parent-style-name="standard">
      <style:graphic-properties draw:stroke="none" draw:fill="none" draw:fill-color="#999999" fo:min-height="0.856cm"/>
    </style:style>
    <style:style style:name="gr5" style:family="graphic" style:parent-style-name="standard">
      <style:graphic-properties svg:stroke-width="0.035cm" svg:stroke-color="#666666" draw:marker-start-width="0.252cm" draw:marker-end-width="0.252cm" svg:stroke-opacity="90%" draw:fill="solid" draw:fill-color="#cccccc" draw:textarea-horizontal-align="justify" draw:textarea-vertical-align="middle" draw:auto-grow-height="false" fo:min-height="2.968cm" fo:min-width="9.67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666666" draw:marker-start-width="0.252cm" draw:marker-end-width="0.252cm" svg:stroke-opacity="90%" draw:fill="solid" draw:fill-color="#b2b2b2" draw:textarea-horizontal-align="justify" draw:textarea-vertical-align="middle" draw:auto-grow-height="false" fo:min-height="1.44cm" fo:min-width="6.778cm" fo:padding-top="0.142cm" fo:padding-bottom="0.142cm" fo:padding-left="0.267cm" fo:padding-right="0.267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ffffff"/>
      <style:paragraph-properties fo:text-align="center"/>
      <style:text-properties fo:color="#111111" fo:font-size="16pt" style:font-size-asian="16pt" style:font-size-complex="16pt"/>
    </style:style>
    <style:style style:name="P2" style:family="paragraph">
      <loext:graphic-properties draw:fill="solid" draw:fill-color="#dddddd"/>
      <style:paragraph-properties fo:text-align="center"/>
      <style:text-properties fo:color="#111111" fo:font-size="16pt" style:font-size-asian="16pt" style:font-size-complex="16pt"/>
    </style:style>
    <style:style style:name="P3" style:family="paragraph">
      <style:paragraph-properties fo:text-align="center"/>
      <style:text-properties fo:color="#111111"/>
    </style:style>
    <style:style style:name="P4" style:family="paragraph">
      <loext:graphic-properties draw:fill="none" draw:fill-color="#999999"/>
      <style:paragraph-properties fo:text-align="center"/>
      <style:text-properties fo:color="#111111" fo:background-color="#333333"/>
    </style:style>
    <style:style style:name="P5" style:family="paragraph">
      <loext:graphic-properties draw:fill="solid" draw:fill-color="#cccccc"/>
      <style:paragraph-properties fo:text-align="center"/>
      <style:text-properties fo:color="#111111" fo:font-size="16pt" style:font-size-asian="16pt" style:font-size-complex="16pt"/>
    </style:style>
    <style:style style:name="P6" style:family="paragraph">
      <loext:graphic-properties draw:fill="solid" draw:fill-color="#b2b2b2"/>
      <style:paragraph-properties fo:text-align="center"/>
      <style:text-properties fo:color="#111111" fo:font-size="16pt" style:font-size-asian="16pt" style:font-size-complex="16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5.548cm" svg:height="8.128cm" svg:x="0.908cm" svg:y="0.662cm">
          <text:p/>
          <draw:enhanced-geometry svg:viewBox="0 0 21600 21600" draw:path-stretchpoint-x="10800" draw:path-stretchpoint-y="10800" draw:text-areas="?f3 ?f4 ?f5 ?f6" draw:type="round-rectangle" draw:modifiers="1146.82547693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939cm" svg:height="6.15cm" svg:x="3.348cm" svg:y="2.4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46.82547693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939cm" svg:height="6.15cm" svg:x="3.048cm" svg:y="2.4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46.82547693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2.555cm" svg:height="6.15cm" svg:x="2.032cm" svg:y="2.4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46.82547693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8.672cm" svg:height="1.106cm" svg:x="0.642cm" svg:y="2.603cm">
          <draw:text-box>
            <text:p text:style-name="P3"><text:span text:style-name="T1"><text:s/></text:span><text:span text:style-name="T1">Benchmark Experiments</text:span></text:p>
          </draw:text-box>
        </draw:frame>
        <draw:custom-shape draw:style-name="gr5" draw:text-style-name="P5" draw:layer="layout" svg:width="10.314cm" svg:height="3.356cm" svg:x="3.303cm" svg:y="4.6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46.82547693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0.314cm" svg:height="3.356cm" svg:x="3.148cm" svg:y="4.4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46.82547693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0.314cm" svg:height="3.356cm" svg:x="3.003cm" svg:y="4.2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46.82547693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8.672cm" svg:height="1.106cm" svg:x="0.88cm" svg:y="4.219cm">
          <draw:text-box>
            <text:p text:style-name="P3"><text:span text:style-name="T1"><text:s/></text:span><text:span text:style-name="T1">Benchmark Jobs</text:span></text:p>
          </draw:text-box>
        </draw:frame>
        <draw:custom-shape draw:style-name="gr6" draw:text-style-name="P6" draw:layer="layout" svg:width="7.366cm" svg:height="1.778cm" svg:x="5.01cm" svg:y="5.2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46.82547693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7.366cm" svg:height="1.778cm" svg:x="4.811cm" svg:y="5.2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46.82547693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7.366cm" svg:height="1.778cm" svg:x="4.611cm" svg:y="5.2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46.82547693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7.366cm" svg:height="1.778cm" svg:x="4.412cm" svg:y="5.2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46.82547693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7.366cm" svg:height="1.778cm" svg:x="4.213cm" svg:y="5.2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46.82547693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8.672cm" svg:height="1.106cm" svg:x="3.48cm" svg:y="5.619cm">
          <draw:text-box>
            <text:p text:style-name="P3"><text:span text:style-name="T1"><text:s/></text:span><text:span text:style-name="T1">Benchmark Runs</text:span></text:p>
          </draw:text-box>
        </draw:frame>
        <draw:frame draw:style-name="gr4" draw:text-style-name="P4" draw:layer="layout" svg:width="5.116cm" svg:height="1.106cm" svg:x="-0.036cm" svg:y="0.772cm">
          <draw:text-box>
            <text:p text:style-name="P3"><text:span text:style-name="T1"><text:s/></text:span><text:span text:style-name="T1">Benchmark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IXGeneral3" svg:font-family="STIXGeneral" style:font-pitch="variable"/>
    <style:font-face style:name="STIXGeneral2" svg:font-family="STIXGenera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IXGeneral" svg:font-family="STIXGeneral" style:font-family-generic="roman" style:font-pitch="variable"/>
    <style:font-face style:name="STIXGeneral1" svg:font-family="STIXGeneral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TIXGeneral2" fo:font-family="STIXGeneral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svg:stroke-width="0cm" svg:stroke-color="#3465af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STIXGeneral3" fo:font-family="STIXGeneral" style:font-pitch="variable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14pt" style:language-asian="zh" style:country-asian="CN" style:font-style-asian="normal" style:font-weight-asian="bold" style:font-name-complex="DejaVu Sans" style:font-family-complex="'DejaVu Sans'" style:font-family-generic-complex="system" style:font-pitch-complex="variable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3.02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4.69999694824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2.421cm" fo:text-indent="0cm"/>
      <style:text-properties fo:font-size="170.3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819cm" fo:text-indent="0cm"/>
      <style:text-properties fo:font-size="146.10000610351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1.21cm" fo:text-indent="0cm"/>
      <style:text-properties fo:font-size="121.80000305175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602cm" fo:text-indent="0cm"/>
      <style:text-properties fo:font-size="121.80000305175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602cm" fo:text-indent="0cm"/>
      <style:text-properties fo:font-size="121.80000305175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602cm" fo:text-indent="0cm"/>
      <style:text-properties fo:font-size="121.80000305175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602cm" fo:text-indent="0cm"/>
      <style:text-properties fo:font-size="121.80000305175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602cm" fo:text-indent="0cm"/>
      <style:text-properties fo:font-size="121.80000305175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7.70001220703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831cm" fo:page-height="9.57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832cm" svg:x="1cm" svg:y="3.856cm"/>
      <draw:page-thumbnail draw:layer="backgroundobjects" svg:width="8.999cm" svg:height="4.832cm" svg:x="1cm" svg:y="12.432cm"/>
      <draw:page-thumbnail draw:layer="backgroundobjects" svg:width="8.999cm" svg:height="4.832cm" svg:x="1cm" svg:y="21.008cm"/>
      <draw:page-thumbnail draw:layer="backgroundobjects" svg:width="8.999cm" svg:height="4.832cm" svg:x="11cm" svg:y="3.856cm"/>
      <draw:page-thumbnail draw:layer="backgroundobjects" svg:width="8.999cm" svg:height="4.832cm" svg:x="11cm" svg:y="12.432cm"/>
      <draw:page-thumbnail draw:layer="backgroundobjects" svg:width="8.999cm" svg:height="4.832cm" svg:x="11cm" svg:y="21.008cm"/>
    </style:handout-master>
    <style:master-page style:name="Default" style:page-layout-name="PM1" draw:style-name="Mdp1">
      <draw:frame presentation:style-name="Default-title" draw:layer="backgroundobjects" svg:width="25.199cm" svg:height="21.332cm" svg:x="1.399cm" svg:y="5.086cm" presentation:class="title" presentation:placeholder="true">
        <draw:text-box/>
      </draw:frame>
      <draw:frame presentation:style-name="Default-outline1" draw:layer="backgroundobjects" svg:width="25.199cm" svg:height="74.103cm" svg:x="1.399cm" svg:y="29.893cm" presentation:class="outline" presentation:placeholder="true">
        <draw:text-box/>
      </draw:frame>
      <draw:frame presentation:style-name="Mpr1" draw:text-style-name="MP2" draw:layer="backgroundobjects" svg:width="6.523cm" svg:height="8.81cm" svg:x="1.399cm" svg:y="116.39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8.81cm" svg:x="9.575cm" svg:y="116.39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8.81cm" svg:x="20.075cm" svg:y="116.39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ng Ngai</meta:initial-creator>
    <meta:creation-date>2014-08-25T18:41:44.768534599</meta:creation-date>
    <dc:date>2017-06-07T20:55:19.457872998</dc:date>
    <meta:editing-duration>PT23H19M2S</meta:editing-duration>
    <meta:editing-cycles>95</meta:editing-cycles>
    <meta:generator>LibreOffice/5.1.6.2$Linux_X86_64 LibreOffice_project/10m0$Build-2</meta:generator>
    <meta:document-statistic meta:object-count="39"/>
  </office:meta>
</office:document-meta>
</file>